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0B000000324D87E94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84d1" draw:marker-start-width="0.355cm" draw:marker-end-width="0.355cm" draw:stroke-linejoin="miter" svg:stroke-linecap="square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579d1c" draw:marker-start-width="0.355cm" draw:marker-end-width="0.355cm" draw:stroke-linejoin="miter" svg:stroke-linecap="square" draw:fill="solid" draw:fill-color="#aecf00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4d1" draw:marker-start-width="0.355cm" draw:marker-end-width="0.355cm" draw:stroke-linejoin="miter" svg:stroke-linecap="square" draw:fill="solid" draw:fill-color="#83caff" draw:textarea-horizontal-align="justify" draw:textarea-vertical-align="top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5" style:family="graphic" style:parent-style-name="standard">
      <style:graphic-properties svg:stroke-width="0.051cm" svg:stroke-color="#579d1c" draw:marker-start-width="0.355cm" draw:marker-end="Arrow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579d1c" draw:marker-start-width="0.276cm" draw:marker-end="Arrow" draw:marker-end-width="0.3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84d1" draw:marker-start-width="0.355cm" draw:marker-end="Arrow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84d1" draw:marker-start-width="0.276cm" draw:marker-end="Arrow" draw:marker-end-width="0.3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333333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84d1" draw:marker-start-width="0.276cm" draw:marker-end-width="0.276cm" draw:fill="solid" draw:fill-color="#053061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84d1" draw:marker-start-width="0.276cm" draw:marker-end-width="0.276cm" draw:fill="solid" draw:fill-color="#2166ac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84d1" draw:marker-start-width="0.276cm" draw:marker-end-width="0.276cm" draw:fill="solid" draw:fill-color="#4393c3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84d1" draw:marker-start-width="0.276cm" draw:marker-end-width="0.276cm" draw:fill="solid" draw:fill-color="#92c5d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84d1" draw:marker-start-width="0.276cm" draw:marker-end-width="0.276cm" draw:fill="solid" draw:fill-color="#d1e5f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333333" draw:marker-start-width="0.276cm" draw:marker-end-width="0.2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333333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333333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333333" draw:marker-start-width="0.276cm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36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"/>
    </style:style>
    <style:style style:name="P3" style:family="paragraph">
      <style:text-properties fo:color="#333333" style:font-name="Ubuntu Mono" fo:font-size="16pt" style:font-size-asian="16pt" style:font-size-complex="16pt"/>
    </style:style>
    <style:style style:name="P4" style:family="paragraph">
      <style:text-properties fo:color="#999999" style:font-name="Helvetica" fo:font-size="8pt" style:font-size-asian="8pt" style:font-size-complex="8pt"/>
    </style:style>
    <style:style style:name="T1" style:family="text">
      <style:text-properties fo:color="#333333" style:font-name="Ubuntu"/>
    </style:style>
    <style:style style:name="T2" style:family="text">
      <style:text-properties fo:color="#333333" style:font-name="Ubuntu Mono" fo:font-size="16pt" style:font-size-asian="16pt" style:font-size-complex="16pt"/>
    </style:style>
    <style:style style:name="T3" style:family="text">
      <style:text-properties fo:color="#999999" style:font-name="Helvetic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2.27cm" svg:y="3.54cm">
          <text:p text:style-name="P1"><text:span text:style-name="T1">Working Are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8.62cm" svg:y="3.54cm">
          <text:p text:style-name="P1"><text:span text:style-name="T1">Staging 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5.08cm" svg:x="14.97cm" svg:y="3.54cm">
          <text:p text:style-name="P1"><text:span text:style-name="T1">Project Histor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5cm" svg:height="0.963cm" svg:x="6.715cm" svg:y="9.89cm">
          <draw:text-box>
            <text:p><text:span text:style-name="T2">git add</text:span></text:p>
          </draw:text-box>
        </draw:frame>
        <draw:custom-shape draw:style-name="gr5" draw:text-style-name="P1" draw:layer="layout" svg:width="2.775cm" svg:height="2.337cm" svg:x="12.83cm" svg:y="7.299cm">
          <text:p/>
          <draw:enhanced-geometry svg:viewBox="0 0 21600 21600" draw:type="block-arc" draw:modifiers="0.40424849085533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15.605cm" svg:y1="8.62cm" svg:x2="15.605cm" svg:y2="7.985cm">
          <text:p/>
        </draw:line>
        <draw:frame draw:style-name="gr4" draw:text-style-name="P3" draw:layer="layout" svg:width="2.758cm" svg:height="0.963cm" svg:x="12.83cm" svg:y="9.89cm">
          <draw:text-box>
            <text:p><text:span text:style-name="T2">git push</text:span></text:p>
          </draw:text-box>
        </draw:frame>
        <draw:frame draw:style-name="gr4" draw:text-style-name="P3" draw:layer="layout" svg:width="3.321cm" svg:height="0.963cm" svg:x="9.509cm" svg:y="4.683cm">
          <draw:text-box>
            <text:p><text:span text:style-name="T2">git commit</text:span></text:p>
          </draw:text-box>
        </draw:frame>
        <draw:custom-shape draw:style-name="gr7" draw:text-style-name="P1" draw:layer="layout" svg:width="1.27cm" svg:height="1.27cm" svg:x="12.195cm" svg:y="7.1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.524cm" svg:y="4.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5.826cm" svg:y="4.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4.175cm" svg:y="4.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2.524cm" svg:y="6.46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4.175cm" svg:y="6.46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684cm" svg:y="7.63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585cm" svg:y="7.53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485cm" svg:y="7.43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8.828cm" svg:y="6.29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cm" svg:y="6.29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8.828cm" svg:y="7.06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1cm" svg:y="7.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cm" svg:y="7.06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2.775cm" svg:height="2.337cm" svg:x="6.453cm" svg:y="7.299cm">
          <text:p/>
          <draw:enhanced-geometry svg:viewBox="0 0 21600 21600" draw:type="block-arc" draw:modifiers="0.40424849085533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1" draw:layer="layout" svg:x1="9.228cm" svg:y1="8.62cm" svg:x2="9.228cm" svg:y2="7.985cm">
          <text:p/>
        </draw:line>
        <draw:custom-shape draw:style-name="gr8" draw:text-style-name="P1" draw:layer="layout" svg:width="0.635cm" svg:height="0.635cm" svg:x="7.605cm" svg:y="9.18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0.635cm" svg:height="0.635cm" svg:x="13.854cm" svg:y="9.328cm">
          <text:p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666cm" svg:height="1.119cm" svg:x="9.89cm" svg:y="5.976cm" svg:viewBox="0 0 2667 1120" svg:d="m0 104c1651-508 2667 1016 2667 1016">
          <text:p/>
        </draw:path>
        <draw:custom-shape draw:style-name="gr12" draw:text-style-name="P1" draw:layer="layout" svg:width="1.27cm" svg:height="1.27cm" svg:x="15.224cm" svg:y="4.6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16.748cm" svg:y="4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18.272cm" svg:y="4.6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svg:x="15.224cm" svg:y="6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7cm" svg:height="1.27cm" svg:x="16.748cm" svg:y="6.4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5.478cm" svg:y="4.9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" draw:layer="layout" svg:width="0.635cm" svg:height="0.635cm" svg:x="17.201cm" svg:y="6.91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" draw:layer="layout" svg:width="0.635cm" svg:height="0.635cm" svg:x="17.102cm" svg:y="6.8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" draw:layer="layout" svg:width="0.635cm" svg:height="0.635cm" svg:x="17.002cm" svg:y="6.7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7.102cm" svg:y="5.0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7.002cm" svg:y="4.9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" draw:layer="layout" svg:width="0.635cm" svg:height="0.635cm" svg:x="18.626cm" svg:y="5.0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8.526cm" svg:y="4.9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5.677cm" svg:y="6.91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" draw:layer="layout" svg:width="0.635cm" svg:height="0.635cm" svg:x="15.578cm" svg:y="6.8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5.478cm" svg:y="6.7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5.08cm" svg:height="5.08cm" svg:x="2.27cm" svg:y="13.499cm">
          <text:p text:style-name="P1"><text:span text:style-name="T1">Working Are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8.62cm" svg:y="13.499cm">
          <text:p text:style-name="P1"><text:span text:style-name="T1">Staging 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5.08cm" svg:x="14.97cm" svg:y="13.499cm">
          <text:p text:style-name="P1"><text:span text:style-name="T1">Project Histor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5cm" svg:height="0.963cm" svg:x="6.715cm" svg:y="19.849cm">
          <draw:text-box>
            <text:p><text:span text:style-name="T2">git add</text:span></text:p>
          </draw:text-box>
        </draw:frame>
        <draw:custom-shape draw:style-name="gr5" draw:text-style-name="P1" draw:layer="layout" svg:width="2.775cm" svg:height="2.337cm" svg:x="12.83cm" svg:y="17.258cm">
          <text:p/>
          <draw:enhanced-geometry svg:viewBox="0 0 21600 21600" draw:type="block-arc" draw:modifiers="0.40424849085533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15.605cm" svg:y1="18.579cm" svg:x2="15.605cm" svg:y2="17.944cm">
          <text:p/>
        </draw:line>
        <draw:frame draw:style-name="gr4" draw:text-style-name="P3" draw:layer="layout" svg:width="2.758cm" svg:height="0.963cm" svg:x="12.83cm" svg:y="19.849cm">
          <draw:text-box>
            <text:p><text:span text:style-name="T2">git push</text:span></text:p>
          </draw:text-box>
        </draw:frame>
        <draw:frame draw:style-name="gr4" draw:text-style-name="P3" draw:layer="layout" svg:width="3.321cm" svg:height="0.963cm" svg:x="9.509cm" svg:y="14.642cm">
          <draw:text-box>
            <text:p><text:span text:style-name="T2">git commit</text:span></text:p>
          </draw:text-box>
        </draw:frame>
        <draw:custom-shape draw:style-name="gr7" draw:text-style-name="P1" draw:layer="layout" svg:width="1.27cm" svg:height="1.27cm" svg:x="12.195cm" svg:y="17.1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.524cm" svg:y="14.7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5.826cm" svg:y="14.7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4.175cm" svg:y="14.7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2.524cm" svg:y="16.4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7cm" svg:height="1.27cm" svg:x="4.175cm" svg:y="16.4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684cm" svg:y="17.5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585cm" svg:y="17.49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2.485cm" svg:y="17.39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8.828cm" svg:y="16.2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cm" svg:y="16.2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8.828cm" svg:y="17.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1cm" svg:y="17.75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9.59cm" svg:y="17.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2.775cm" svg:height="2.337cm" svg:x="6.453cm" svg:y="17.258cm">
          <text:p/>
          <draw:enhanced-geometry svg:viewBox="0 0 21600 21600" draw:type="block-arc" draw:modifiers="0.40424849085533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1" draw:layer="layout" svg:x1="9.228cm" svg:y1="18.579cm" svg:x2="9.228cm" svg:y2="17.944cm">
          <text:p/>
        </draw:line>
        <draw:custom-shape draw:style-name="gr8" draw:text-style-name="P1" draw:layer="layout" svg:width="0.635cm" svg:height="0.635cm" svg:x="7.605cm" svg:y="19.14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0.635cm" svg:height="0.635cm" svg:x="13.854cm" svg:y="19.287cm">
          <text:p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666cm" svg:height="1.119cm" svg:x="9.89cm" svg:y="15.935cm" svg:viewBox="0 0 2667 1120" svg:d="m0 104c1651-508 2667 1016 2667 1016">
          <text:p/>
        </draw:path>
        <draw:custom-shape draw:style-name="gr12" draw:text-style-name="P1" draw:layer="layout" svg:width="1.27cm" svg:height="1.27cm" svg:x="15.224cm" svg:y="14.6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16.748cm" svg:y="14.6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18.272cm" svg:y="14.6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svg:x="15.224cm" svg:y="16.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7cm" svg:height="1.27cm" svg:x="16.748cm" svg:y="16.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5.478cm" svg:y="14.8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" draw:layer="layout" svg:width="0.635cm" svg:height="0.635cm" svg:x="17.201cm" svg:y="16.8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" draw:layer="layout" svg:width="0.635cm" svg:height="0.635cm" svg:x="17.102cm" svg:y="16.77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" draw:layer="layout" svg:width="0.635cm" svg:height="0.635cm" svg:x="17.002cm" svg:y="16.67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7.102cm" svg:y="14.9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7.002cm" svg:y="14.8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" draw:layer="layout" svg:width="0.635cm" svg:height="0.635cm" svg:x="18.626cm" svg:y="14.9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8.526cm" svg:y="14.8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5.677cm" svg:y="16.8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" draw:layer="layout" svg:width="0.635cm" svg:height="0.635cm" svg:x="15.578cm" svg:y="16.77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0.635cm" svg:height="0.635cm" svg:x="15.478cm" svg:y="16.67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9.405cm" svg:height="2.463cm" svg:x="6.581cm" svg:y="12.226cm">
          <text:p/>
          <draw:enhanced-geometry svg:viewBox="0 0 21600 21600" draw:mirror-vertical="true" draw:type="block-arc" draw:modifiers="0.40424849085533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1" draw:layer="layout" svg:x1="6.588cm" svg:y1="13.446cm" svg:x2="6.461cm" svg:y2="13.907cm">
          <text:p/>
        </draw:line>
        <draw:frame draw:style-name="gr4" draw:text-style-name="P3" draw:layer="layout" svg:width="2.758cm" svg:height="0.963cm" svg:x="9.799cm" svg:y="12.229cm">
          <draw:text-box>
            <text:p><text:span text:style-name="T2">git pull</text:span></text:p>
          </draw:text-box>
        </draw:frame>
        <draw:frame draw:style-name="gr21" draw:text-style-name="P4" draw:layer="layout" svg:width="16.288cm" svg:height="0.811cm" svg:x="4.302cm" svg:y="26.225cm">
          <draw:text-box>
            <text:p><text:span text:style-name="T3">This training material was created for University of Illinois Computational Science and Engineering by Neal Davis. <text:s/>It <text:s/>is licensed under a Creative Commons Attribution 3.0 Unported License.</text:span></text:p>
          </draw:text-box>
        </draw:frame>
        <draw:frame draw:style-name="gr22" draw:text-style-name="P1" draw:layer="layout" svg:width="3.3cm" svg:height="0.617cm" svg:x="1.002cm" svg:y="26.323cm">
          <draw:image xlink:href="Pictures/100000000000010B000000324D87E9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0T10:28:57.208689000</meta:creation-date>
    <dc:date>2013-10-15T13:59:22.388500000</dc:date>
    <meta:editing-duration>PT51M33S</meta:editing-duration>
    <meta:editing-cycles>6</meta:editing-cycles>
    <meta:generator>LibreOffice/4.1.1.2$MacOSX_x86 LibreOffice_project/7e4286b58adc75a14f6d83f53a03b6c11fa2903</meta:generator>
    <meta:document-statistic meta:object-count="91"/>
  </office:meta>
</office:document-meta>
</file>